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84.16pt"/>
    </style:style>
    <style:style style:name="co3" style:family="table-column">
      <style:table-column-properties fo:break-before="auto" style:column-width="85.6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rotation-align="none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float" office:value="12.2" calcext:value-type="float">
            <text:p>12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un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an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kaj</text:p>
          </table:table-cell>
          <table:table-cell office:value-type="float" office:value="450" calcext:value-type="float">
            <text:p>45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om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Jerry</text:p>
          </table:table-cell>
          <table:table-cell office:value-type="float" office:value="700" calcext:value-type="float">
            <text:p>7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Int'</text:p>
          </table:table-cell>
          <table:table-cell table:style-name="ce2" office:value-type="string" calcext:value-type="string">
            <text:p>mod'</text:p>
          </table:table-cell>
          <table:table-cell table:style-name="ce2" office:value-type="string" calcext:value-type="string">
            <text:p>rand'</text:p>
          </table:table-cell>
          <table:table-cell table:style-name="ce2" office:value-type="string" calcext:value-type="string">
            <text:p>randbetween'</text:p>
          </table:table-cell>
          <table:table-cell table:style-name="ce2" office:value-type="string" calcext:value-type="string">
            <text:p>Round'</text:p>
          </table:table-cell>
          <table:table-cell table:style-name="ce2" office:value-type="string" calcext:value-type="string">
            <text:p>sum'</text:p>
          </table:table-cell>
          <table:table-cell table:style-name="ce2" office:value-type="string" calcext:value-type="string">
            <text:p>sumif'</text:p>
          </table:table-cell>
          <table:table-cell table:style-name="ce2" office:value-type="string" calcext:value-type="string">
            <text:p>sumifs'</text:p>
          </table:table-cell>
          <table:table-cell table:style-name="ce2" office:value-type="string" calcext:value-type="string">
            <text:p>sumproduct'</text:p>
          </table:table-cell>
          <table:table-cell table:number-columns-repeated="1015"/>
        </table:table-row>
        <table:table-row table:style-name="ro1">
          <table:table-cell table:formula="of:=INT([.A1])" office:value-type="float" office:value="12" calcext:value-type="float">
            <text:p>12</text:p>
          </table:table-cell>
          <table:table-cell table:formula="of:=MOD([.B1];[.B2])" office:value-type="float" office:value="1" calcext:value-type="float">
            <text:p>1</text:p>
          </table:table-cell>
          <table:table-cell table:formula="of:=RAND()" office:value-type="float" office:value="0.0397519711545963" calcext:value-type="float">
            <text:p>0.039751971154596</text:p>
          </table:table-cell>
          <table:table-cell table:formula="of:=RANDBETWEEN(1;100)" office:value-type="float" office:value="31" calcext:value-type="float">
            <text:p>31</text:p>
          </table:table-cell>
          <table:table-cell table:formula="of:=ROUND(2.555;2)" office:value-type="float" office:value="2.56" calcext:value-type="float">
            <text:p>2.56</text:p>
          </table:table-cell>
          <table:table-cell table:formula="of:=SUM([.A1];[.A2];[.A3])" office:value-type="float" office:value="12.9" calcext:value-type="float">
            <text:p>12.9</text:p>
          </table:table-cell>
          <table:table-cell table:formula="of:=SUMIF([.A1:.A3];&quot;&lt;12,9&quot;)" office:value-type="float" office:value="0" calcext:value-type="float">
            <text:p>0</text:p>
          </table:table-cell>
          <table:table-cell table:formula="of:=SUMIFS([.D1:.D5];[.D1:.D5];&quot;&gt;100&quot;;[.D1:.D5];&quot;&lt;500&quot;)" office:value-type="float" office:value="750" calcext:value-type="float">
            <text:p>750</text:p>
          </table:table-cell>
          <table:table-cell table:formula="of:=SUMPRODUCT([.A1:.A3];[.B1:.B3];[.D1:.D3])" office:value-type="float" office:value="-3640" calcext:value-type="float">
            <text:p>-3640</text:p>
          </table:table-cell>
          <table:table-cell table:number-columns-repeated="1015"/>
        </table:table-row>
        <table:table-row table:style-name="ro1">
          <table:table-cell table:formula="of:=INT(12.9)" office:value-type="float" office:value="12" calcext:value-type="float">
            <text:p>12</text:p>
          </table:table-cell>
          <table:table-cell table:formula="of:=MOD(3;2)" office:value-type="float" office:value="1" calcext:value-type="float">
            <text:p>1</text:p>
          </table:table-cell>
          <table:table-cell table:formula="of:=RAND()" office:value-type="float" office:value="0.428955170883313" calcext:value-type="float">
            <text:p>0.428955170883313</text:p>
          </table:table-cell>
          <table:table-cell table:formula="of:=RANDBETWEEN(20;1000)" office:value-type="float" office:value="71" calcext:value-type="float">
            <text:p>71</text:p>
          </table:table-cell>
          <table:table-cell table:formula="of:=ROUND(500.655;2)" office:value-type="float" office:value="500.66" calcext:value-type="float">
            <text:p>500.66</text:p>
          </table:table-cell>
          <table:table-cell table:formula="of:=SUM(&quot;10&quot;;10;[.A2];1)" office:value-type="float" office:value="33.9" calcext:value-type="float">
            <text:p>33.9</text:p>
          </table:table-cell>
          <table:table-cell table:formula="of:=SUMIF([.A1:.A3];&quot;&gt;=12,2&quot;)" office:value-type="float" office:value="25.1" calcext:value-type="float">
            <text:p>25.1</text:p>
          </table:table-cell>
          <table:table-cell table:formula="of:=SUMIFS([.D1:.D5];[.C1:.C5];&quot;*o*&quot;;[.C1:.C5];&quot;T*&quot;)" office:value-type="float" office:value="500" calcext:value-type="float">
            <text:p>500</text:p>
          </table:table-cell>
          <table:table-cell table:number-matrix-columns-spanned="1" table:number-matrix-rows-spanned="1" table:formula="of:=SUMPRODUCT(--([.A1:.A3]&gt;2);[.D1:.D3])" office:value-type="float" office:value="400" calcext:value-type="float">
            <text:p>400</text:p>
          </table:table-cell>
          <table:table-cell table:number-columns-repeated="1015"/>
        </table:table-row>
        <table:table-row table:style-name="ro1">
          <table:table-cell table:formula="of:=INT(-12.2)" office:value-type="float" office:value="-13" calcext:value-type="float">
            <text:p>-13</text:p>
          </table:table-cell>
          <table:table-cell table:formula="of:=MOD(-3;2)" office:value-type="float" office:value="1" calcext:value-type="float">
            <text:p>1</text:p>
          </table:table-cell>
          <table:table-cell table:formula="of:=RAND()" office:value-type="float" office:value="0.892292501158068" calcext:value-type="float">
            <text:p>0.892292501158068</text:p>
          </table:table-cell>
          <table:table-cell table:formula="of:=RANDBETWEEN(90;100)" office:value-type="float" office:value="92" calcext:value-type="float">
            <text:p>92</text:p>
          </table:table-cell>
          <table:table-cell table:formula="of:=ROUND(500.55;0)" office:value-type="float" office:value="501" calcext:value-type="float">
            <text:p>501</text:p>
          </table:table-cell>
          <table:table-cell/>
          <table:table-cell table:formula="of:=SUMIF([.C1:.C3];&quot;*a*&quot;;[.A1:.A3])" office:value-type="float" office:value="12.9" calcext:value-type="float">
            <text:p>12.9</text:p>
          </table:table-cell>
          <table:table-cell table:formula="of:=SUMIFS([.D1:.D5];[.C1:.C5];&quot;&lt;&gt;Tom&quot;;[.D1:.D5];&quot;&gt;300&quot;)" office:value-type="float" office:value="1150" calcext:value-type="float">
            <text:p>1150</text:p>
          </table:table-cell>
          <table:table-cell table:number-columns-repeated="1016"/>
        </table:table-row>
        <table:table-row table:style-name="ro1">
          <table:table-cell/>
          <table:table-cell table:formula="of:=MOD(3;-2)" office:value-type="float" office:value="-1" calcext:value-type="float">
            <text:p>-1</text:p>
          </table:table-cell>
          <table:table-cell table:formula="of:=RAND()" office:value-type="float" office:value="0.52835398821913" calcext:value-type="float">
            <text:p>0.52835398821913</text:p>
          </table:table-cell>
          <table:table-cell table:formula="of:=RANDBETWEEN(1;100)" office:value-type="float" office:value="83" calcext:value-type="float">
            <text:p>83</text:p>
          </table:table-cell>
          <table:table-cell table:formula="of:=ROUND(2.555;-1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formula="of:=MOD(-3;-2)" office:value-type="float" office:value="-1" calcext:value-type="float">
            <text:p>-1</text:p>
          </table:table-cell>
          <table:table-cell table:formula="of:=RAND()" office:value-type="float" office:value="0.415513534536834" calcext:value-type="float">
            <text:p>0.415513534536834</text:p>
          </table:table-cell>
          <table:table-cell table:formula="of:=RANDBETWEEN(-100;0)" office:value-type="float" office:value="-8" calcext:value-type="float">
            <text:p>-8</text:p>
          </table:table-cell>
          <table:table-cell table:formula="of:=ROUND(598734.555;-3)" office:value-type="float" office:value="599000" calcext:value-type="float">
            <text:p>5990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RANDBETWEEN(-100;0)" office:value-type="float" office:value="-30" calcext:value-type="float">
            <text:p>-30</text:p>
          </table:table-cell>
          <table:table-cell table:formula="of:=ROUND(599;-1)" office:value-type="float" office:value="600" calcext:value-type="float">
            <text:p>600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6:13:46</meta:creation-date>
    <dc:date>2021-05-15T16:45:20</dc:date>
    <meta:generator>LibreOffice/6.2.8.2$Linux_X86_64 LibreOffice_project/20$Build-2</meta:generator>
    <meta:document-statistic meta:table-count="1" meta:cell-count="60" meta:object-count="0"/>
    <meta:user-defined meta:name="AppVersion">16.0300</meta:user-defined>
  </office:meta>
</office:document-meta>
</file>